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Preformatted_20_Text">
      <style:text-properties fo:font-size="9pt" style:font-size-asian="9pt" style:font-size-complex="9pt"/>
    </style:style>
    <style:style style:name="P3" style:family="paragraph" style:parent-style-name="Preformatted_20_Text">
      <style:text-properties fo:font-size="9pt" officeooo:paragraph-rsid="000cefd5" style:font-size-asian="9pt" style:font-size-complex="9pt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Preformatted_20_Text">
      <style:paragraph-properties fo:margin-top="0in" fo:margin-bottom="0.1965in" loext:contextual-spacing="false"/>
      <style:text-properties fo:font-size="9pt" style:font-size-asian="9pt" style:font-size-complex="9pt"/>
    </style:style>
    <style:style style:name="P6" style:family="paragraph" style:parent-style-name="Preformatted_20_Text">
      <style:paragraph-properties fo:text-align="center" style:justify-single-word="false"/>
      <style:text-properties fo:color="#1c1c1c" fo:font-size="9pt" style:text-underline-style="solid" style:text-underline-width="auto" style:text-underline-color="font-color" fo:font-weight="bold" officeooo:rsid="000cefd5" officeooo:paragraph-rsid="000cefd5" style:font-size-asian="9pt" style:font-size-complex="9pt"/>
    </style:style>
    <style:style style:name="P7" style:family="paragraph" style:parent-style-name="Preformatted_20_Text">
      <style:text-properties fo:color="#8ae234" fo:font-size="9pt" fo:font-weight="bold" style:font-size-asian="9pt" style:font-size-complex="9pt"/>
    </style:style>
    <style:style style:name="P8" style:family="paragraph" style:parent-style-name="Preformatted_20_Text">
      <style:text-properties fo:font-size="9pt" style:font-size-asian="9pt" style:font-size-complex="9pt"/>
    </style:style>
    <style:style style:name="P9" style:family="paragraph" style:parent-style-name="Preformatted_20_Text">
      <style:text-properties fo:color="#0d1f63" fo:font-size="9pt" officeooo:rsid="000e1044" officeooo:paragraph-rsid="000e1044" style:font-size-asian="9pt" style:font-size-complex="9pt"/>
    </style:style>
    <style:style style:name="P10" style:family="paragraph" style:parent-style-name="Preformatted_20_Text">
      <style:paragraph-properties fo:margin-top="0in" fo:margin-bottom="0.1965in" loext:contextual-spacing="false"/>
    </style:style>
    <style:style style:name="P11" style:family="paragraph" style:parent-style-name="Preformatted_20_Text">
      <style:paragraph-properties fo:margin-top="0in" fo:margin-bottom="0.1965in" loext:contextual-spacing="false"/>
      <style:text-properties fo:font-size="9pt" officeooo:paragraph-rsid="000cefd5" style:font-size-asian="9pt" style:font-size-complex="9pt"/>
    </style:style>
    <style:style style:name="P12" style:family="paragraph" style:parent-style-name="Preformatted_20_Text">
      <style:paragraph-properties fo:margin-top="0in" fo:margin-bottom="0.1965in" loext:contextual-spacing="false"/>
      <style:text-properties fo:color="#0d1f63" style:font-name="Liberation Mono" fo:font-size="9pt" fo:font-weight="bold" officeooo:rsid="000e1044" officeooo:paragraph-rsid="000e1044" style:font-name-asian="DejaVu Sans Mono" style:font-size-asian="9pt" style:font-name-complex="Liberation Mono" style:font-size-complex="9pt"/>
    </style:style>
    <style:style style:name="T1" style:family="text">
      <style:text-properties fo:font-weight="bold"/>
    </style:style>
    <style:style style:name="T2" style:family="text">
      <style:text-properties fo:color="#8ae234" fo:font-weight="bold"/>
    </style:style>
    <style:style style:name="T3" style:family="text">
      <style:text-properties fo:color="#729fcf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cess of Adding file in GitHub from Ubuntu</text:p>
      <text:p text:style-name="P7"/>
      <text:p text:style-name="P9"><text:span text:style-name="T1">Step 1: git init is pointing to the repository which we will upload/push to the GitHub </text:span></text:p>
      <text:p text:style-name="P2"><text:span text:style-name="T2"/></text:p>
      <text:p text:style-name="P2"><text:span text:style-name="T2">rahulsaha@ubuntu</text:span>:<text:span text:style-name="T3">~/git</text:span>$ git init SahaRahul/TestRepository</text:p>
      <text:p text:style-name="P11">Initialized empty Git repository in /home/rahulsaha/git/SahaRahul/TestRepository/.git/</text:p>
      <text:p text:style-name="P12">Step 2: git add adds the pptx file and followed with commit.</text:p>
      <text:p text:style-name="P3"><text:span text:style-name="T2">rahulsaha@ubuntu</text:span>:<text:span text:style-name="T3">~/git/SahaRahul/TestRepository</text:span>$ git add "Advance Excel Part 2.pptx"</text:p>
      <text:p text:style-name="P5"><text:span text:style-name="T2">rahulsaha@ubuntu</text:span>:<text:span text:style-name="T3">~/git/SahaRahul/TestRepository</text:span>$ git commit -a</text:p>
      <text:p text:style-name="P2">[master (root-commit) 2400a78] 1st Commit</text:p>
      <text:p text:style-name="Preformatted_20_Text"><text:s/>1 file changed, 0 insertions(+), 0 deletions(-)</text:p>
      <text:p text:style-name="P4"><text:s/>create mode 100644 Advance Excel Part 2.pptx</text:p>
      <text:p text:style-name="P12">Step 3: git remote add origin point to the repository where the file need to be pushed.</text:p>
      <text:p text:style-name="P2"><text:span text:style-name="T2">rahulsaha@ubuntu</text:span>:<text:span text:style-name="T3">~/git/SahaRahul/TestRepository</text:span>$ git remote add origin https://github.com/SahaRahul/TestRepository.git</text:p>
      <text:p text:style-name="P7"/>
      <text:p text:style-name="P2"><text:span text:style-name="T2">rahulsaha@ubuntu</text:span>:<text:span text:style-name="T3">~/git/SahaRahul/TestRepository</text:span>$ git push -u origin master</text:p>
      <text:p text:style-name="Preformatted_20_Text">Username for &amp;apos;https://github.com&amp;apos;: rahulsaha86@gmail.com</text:p>
      <text:p text:style-name="Preformatted_20_Text">Password for &amp;apos;https://rahulsaha86@gmail.com@github.com&amp;apos;: </text:p>
      <text:p text:style-name="Preformatted_20_Text">Counting objects: 3, done.</text:p>
      <text:p text:style-name="Preformatted_20_Text">Compressing objects: 100% (3/3), done.</text:p>
      <text:p text:style-name="Preformatted_20_Text">Writing objects: 100% (3/3), 2.11 MiB | 869.00 KiB/s, done.</text:p>
      <text:p text:style-name="Preformatted_20_Text">Total 3 (delta 0), reused 0 (delta 0)</text:p>
      <text:p text:style-name="Preformatted_20_Text">To https://github.com/SahaRahul/TestRepository.git</text:p>
      <text:p text:style-name="Preformatted_20_Text"><text:s/>* [new branch] <text:s text:c="5"/>master -&gt; master</text:p>
      <text:p text:style-name="P4">Branch &amp;apos;master&amp;apos; set up to track remote branch &amp;apos;master&amp;apos; from &amp;apos;origin&amp;apos;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08:36:54.028341882</meta:creation-date>
    <dc:date>2019-05-19T08:58:51.555208637</dc:date>
    <meta:editing-duration>PT13M3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158" meta:character-count="1372" meta:non-whitespace-character-count="1226"/>
  </office:meta>
</office:document-meta>
</file>